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Question">
      <style:text-properties officeooo:paragraph-rsid="00620b64"/>
    </style:style>
    <style:style style:name="P5" style:family="paragraph" style:parent-style-name="Contents_20_Heading">
      <style:paragraph-properties fo:text-align="center" style:justify-single-word="false"/>
      <style:text-properties fo:font-size="14pt" officeooo:paragraph-rsid="00773ea1" style:font-size-asian="14pt" style:font-size-complex="14pt"/>
    </style:style>
    <style:style style:name="P6" style:family="paragraph" style:parent-style-name="Standard" style:master-page-name="Standard">
      <style:paragraph-properties style:page-number="auto"/>
      <style:text-properties fo:font-weight="bold" officeooo:rsid="0021545e" officeooo:paragraph-rsid="00620b64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62dfea" style:font-size-asian="8pt" style:font-style-asian="italic" style:font-size-complex="8pt"/>
    </style:style>
    <style:style style:name="P8" style:family="paragraph" style:parent-style-name="Heading_20_1">
      <style:text-properties officeooo:paragraph-rsid="00620b64"/>
    </style:style>
    <style:style style:name="P9" style:family="paragraph" style:parent-style-name="Heading_20_1">
      <style:text-properties officeooo:rsid="00620b64" officeooo:paragraph-rsid="00620b64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0b032"/>
    </style:style>
    <style:style style:name="T2" style:family="text">
      <style:text-properties officeooo:rsid="0037305d"/>
    </style:style>
    <style:style style:name="T3" style:family="text">
      <style:text-properties officeooo:rsid="00620b6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5">Lista de exercícios <text:span text:style-name="T2">Módulo 11: Concorrência e multithreading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10"><text:a xlink:type="simple" xlink:href="#__RefHeading___Toc3688_2418988284" text:style-name="Index_20_Link" text:visited-style-name="Index_20_Link">Questão 1<text:tab/>1</text:a></text:p>
        </text:index-body>
      </text:table-of-content>
      <text:h text:style-name="P8" text:outline-level="1"><text:bookmark-start text:name="__RefHeading___Toc3688_2418988284"/>Questão 1<text:bookmark-end text:name="__RefHeading___Toc3688_2418988284"/></text:h>
      <text:p text:style-name="P4">Itere mais uma vez sobre a <text:span text:style-name="T3">função</text:span> sum( ) e <text:span text:style-name="T3">faça</text:span> um lifting que a permita funcionar com listas encadeada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main.<text:span text:style-name="T1">cpp</text:span></text:p>
          </table:table-cell>
        </table:table-row>
        <table:table-row>
          <table:table-cell table:style-name="Table1.A2" office:value-type="string">
            <text:p text:style-name="P7"/>
          </table:table-cell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31T23:30:43.209415884</dc:date>
    <meta:editing-duration>PT10H8M17S</meta:editing-duration>
    <meta:editing-cycles>101</meta:editing-cycles>
    <meta:generator>LibreOffice/5.3.2.2$Linux_X86_64 LibreOffice_project/30m0$Build-2</meta:generator>
    <meta:document-statistic meta:table-count="1" meta:image-count="0" meta:object-count="0" meta:page-count="1" meta:paragraph-count="9" meta:word-count="48" meta:character-count="287" meta:non-whitespace-character-count="247"/>
  </office:meta>
</office:document-meta>
</file>